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6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19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23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6" style:family="table-cell" style:parent-style-name="Moeda" style:data-style-name="N34">
      <style:table-cell-properties fo:border-top="thin solid #000000" fo:border-bottom="2pt solid #000000" fo:border-left="thin solid #000000" fo:border-right="2pt solid #000000" fo:background-color="#E6B8B7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28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29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31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5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6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0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1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1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2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57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4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2" style:family="table-cell" style:parent-style-name="Normal_32_2" style:data-style-name="N0">
      <style:table-cell-properties fo:border="thin solid #F2F2F2" style:vertical-align="middle" fo:wrap-option="wrap" fo:background-color="#F2F2F2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3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4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5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77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8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9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80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81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3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4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5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6" style:family="table-cell" style:parent-style-name="Normal_32_2" style:data-style-name="N0">
      <style:table-cell-properties fo:border="thin solid #F2F2F2" style:vertical-align="automatic" fo:background-color="transparent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F9F5F9" fo:border-bottom="none" fo:border-left="thin solid #FFFFFF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F9F5F9" fo:border-bottom="none" fo:border-left="none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F9F5F9" fo:border-bottom="none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F9F5F9" fo:border-bottom="none" fo:border-left="thin solid #F9F5F9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3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29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45520833333333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1.825625cm" style:use-optimal-column-width="true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402291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01625cm"/>
    </style:style>
    <style:style style:name="co22" style:family="table-column">
      <style:table-column-properties fo:break-before="auto" style:column-width="3.38666666666667cm"/>
    </style:style>
    <style:style style:name="co23" style:family="table-column">
      <style:table-column-properties fo:break-before="auto" style:column-width="3.65125cm"/>
    </style:style>
    <style:style style:name="co24" style:family="table-column">
      <style:table-column-properties fo:break-before="auto" style:column-width="2.48708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3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4"/>
      <style:map style:condition="of:cell-content()=[.$C$14]" style:apply-style-name="cf2" style:base-cell-address="CAL_PPR_TRIMESTRAL.E14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[.$C$14]" style:apply-style-name="cf2" style:base-cell-address="CAL_PPR_TRIMESTRAL.C14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number-columns-repeated="16368" table:default-cell-style-name="ce30"/>
        <table:table-row table:style-name="ro1">
          <table:table-cell/>
          <table:table-cell office:value-type="string" table:style-name="ce79">
            <text:p>Simulador Mensal 2016</text:p>
          </table:table-cell>
          <table:table-cell table:number-columns-repeated="16382" table:style-name="ce30"/>
        </table:table-row>
        <table:table-row table:style-name="ro2">
          <table:table-cell/>
          <table:table-cell office:value-type="string" table:style-name="ce80">
            <text:p>LÍDER DE OPER. LOJA</text:p>
          </table:table-cell>
          <table:table-cell table:number-columns-repeated="3" table:style-name="ce29"/>
          <table:table-cell table:number-columns-repeated="3" table:style-name="ce30"/>
          <table:table-cell table:style-name="ce30">
            <draw:custom-shape svg:x="3.51042in" svg:y="0.19792in" svg:width="2.43803in" svg:height="0.81357in" draw:z-index="5" draw:id="id4" draw:style-name="a19" draw:name="Texto explicativo em seta para baixo 5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5" draw:style-name="a25" draw:name="CaixaDeTexto 6" svg:x="3.45753in" svg:y="0.17708in" svg:width="2.53205in" svg:height="0.607in">
              <draw:text-box>
                <text:p text:style-name="a24" text:class-names="" text:cond-style-name=""><text:span text:style-name="a20" text:class-names="">Coloque aqui o resultado</text:span><text:span text:style-name="a21" text:class-names=""><text:s text:c="1"/>da<text:s text:c="1"/></text:span><text:span text:style-name="a22" text:class-names="">Dinâmica de Vendas</text:span><text:span text:style-name="a23" text:class-names=""/></text:p>
              </draw:text-box>
              <svg:title/>
              <svg:desc/>
            </draw:frame>
          </table:table-cell>
          <table:table-cell table:number-columns-repeated="16375" table:style-name="ce30"/>
        </table:table-row>
        <table:table-row table:style-name="ro3">
          <table:table-cell/>
          <table:table-cell table:style-name="ce30">
            <draw:frame draw:z-index="2" draw:id="id1" draw:style-name="a8" draw:name="CaixaDeTexto 2" svg:x="2.52083in" svg:y="0.10496in" svg:width="2.45833in" svg:height="0.61379in">
              <draw:text-box>
                <text:p text:style-name="a7" text:class-names="" text:cond-style-name=""><text:span text:style-name="a3" text:class-names="">Coloque aqui o<text:s text:c="1"/></text:span><text:span text:style-name="a4" text:class-names="">resultado de PSF</text:span><text:span text:style-name="a5" text:class-names=""><text:s text:c="1"/>da sua loja</text:span><text:span text:style-name="a6" text:class-names=""/></text:p>
              </draw:text-box>
              <svg:title/>
              <svg:desc/>
            </draw:frame>
            <draw:custom-shape svg:x="2.48958in" svg:y="0.14583in" svg:width="2.51042in" svg:height="0.7913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82" table:style-name="ce3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31">
            <text:p>Simulador do RESULTADO ÚNICO DE PSF</text:p>
          </table:table-cell>
          <table:table-cell table:number-columns-repeated="6" table:style-name="ce30"/>
          <table:table-cell office:value-type="string" table:style-name="ce31">
            <text:p>Simulador de Vendas e PSF</text:p>
          </table:table-cell>
          <table:table-cell table:number-columns-repeated="16375" table:style-name="ce30"/>
        </table:table-row>
        <table:table-row table:style-name="ro5">
          <table:table-cell/>
          <table:table-cell office:value-type="string" table:style-name="ce32">
            <text:p><text:s/>Indicador</text:p>
          </table:table-cell>
          <table:table-cell office:value-type="string" table:number-columns-spanned="2" table:number-rows-spanned="1" table:style-name="ce124">
            <text:p>Resultado no mês</text:p>
          </table:table-cell>
          <table:covered-table-cell/>
          <table:table-cell office:value-type="string" table:style-name="ce33">
            <text:p>Pesos</text:p>
          </table:table-cell>
          <table:table-cell office:value-type="string" table:number-columns-spanned="2" table:number-rows-spanned="1" table:style-name="ce125">
            <text:p>Cálculo do Resultado</text:p>
          </table:table-cell>
          <table:covered-table-cell/>
          <table:table-cell table:style-name="ce30"/>
          <table:table-cell office:value-type="string" table:style-name="ce32">
            <text:p>Indicador</text:p>
          </table:table-cell>
          <table:table-cell office:value-type="string" table:style-name="ce32">
            <text:p>Pesos</text:p>
          </table:table-cell>
          <table:table-cell office:value-type="string" table:number-columns-spanned="2" table:number-rows-spanned="1" table:style-name="ce126">
            <text:p>Resultados</text:p>
          </table:table-cell>
          <table:covered-table-cell/>
          <table:table-cell table:style-name="ce32"/>
          <table:table-cell office:value-type="string" table:style-name="ce32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8">
            <text:p>Cartão Marisa ativado PL e Itaú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20" table:style-name="ce21">
            <text:p>20</text:p>
          </table:table-cell>
          <table:table-cell office:value-type="string" table:style-name="ce20">
            <text:p>=</text:p>
          </table:table-cell>
          <table:table-cell office:value-type="float" office:value="0" table:formula="of:=IF([.C7]&gt;120%;120%*[.E7];[.C7]*[.E7])" table:style-name="ce82">
            <text:p>0,00</text:p>
          </table:table-cell>
          <table:table-cell table:style-name="ce30"/>
          <table:table-cell office:value-type="string" table:style-name="ce34">
            <text:p>Vendas Varejo</text:p>
          </table:table-cell>
          <table:table-cell office:value-type="percentage" office:value="0.65" table:style-name="ce35">
            <text:p>65%</text:p>
          </table:table-cell>
          <table:table-cell office:value-type="string" table:style-name="ce36">
            <text:p>x</text:p>
          </table:table-cell>
          <table:table-cell office:value-type="float" office:value="0" table:style-name="ce81">
            <text:p>0,00</text:p>
          </table:table-cell>
          <table:table-cell office:value-type="string" table:style-name="ce37">
            <text:p>=</text:p>
          </table:table-cell>
          <table:table-cell office:value-type="float" office:value="0" table:formula="of:=+[.J7]*[.L7]" table:style-name="ce84">
            <text:p>0,00</text:p>
            <draw:custom-shape svg:width="0.96875in" svg:height="1.07292in" draw:z-index="3" draw:id="id2" draw:style-name="a11" draw:transform="translate(-0.48438in -0.53646in) rotate(-1.5708) translate(1.66146in 0.60938in)" draw:name="Texto explicativo em seta para baixo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30">
            <draw:frame draw:z-index="4" draw:id="id3" draw:style-name="a16" draw:name="CaixaDeTexto 4" svg:x="0.10417in" svg:y="0.17708in" svg:width="1.03125in" svg:height="1.17522in">
              <draw:text-box>
                <text:p text:style-name="a15" text:class-names="" text:cond-style-name=""><text:span text:style-name="a12" text:class-names="">Este é o resultado mensal da sua</text:span><text:span text:style-name="a13" text:class-names=""><text:s text:c="1"/>loja</text:span><text:span text:style-name="a14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2">
            <text:p>Participação do cartão %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25" table:style-name="ce25">
            <text:p>25</text:p>
          </table:table-cell>
          <table:table-cell office:value-type="string" table:style-name="ce24">
            <text:p>=</text:p>
          </table:table-cell>
          <table:table-cell office:value-type="float" office:value="0" table:formula="of:=IF([.C8]&gt;120%;120%*[.E8];[.C8]*[.E8])" table:style-name="ce83">
            <text:p>0,00</text:p>
          </table:table-cell>
          <table:table-cell table:style-name="ce30"/>
          <table:table-cell office:value-type="string" table:style-name="ce38">
            <text:p><text:s/>PSF</text:p>
          </table:table-cell>
          <table:table-cell office:value-type="percentage" office:value="0.35" table:style-name="ce39">
            <text:p>35%</text:p>
          </table:table-cell>
          <table:table-cell office:value-type="string" table:style-name="ce40">
            <text:p>x</text:p>
          </table:table-cell>
          <table:table-cell office:value-type="float" office:value="0" table:formula="of:=+[.G14]" table:style-name="ce41">
            <text:p>0,00</text:p>
          </table:table-cell>
          <table:table-cell office:value-type="string" table:style-name="ce42">
            <text:p>=</text:p>
          </table:table-cell>
          <table:table-cell office:value-type="float" office:value="0" table:formula="of:=+[.J8]*[.L8]" table:style-name="ce85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8">
            <text:p>Venda com Juros PL e Itaú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15" table:style-name="ce21">
            <text:p>15</text:p>
          </table:table-cell>
          <table:table-cell office:value-type="string" table:style-name="ce20">
            <text:p>=</text:p>
          </table:table-cell>
          <table:table-cell office:value-type="float" office:value="0" table:formula="of:=IF([.C9]&gt;120%;120%*[.E9];[.C9]*[.E9])" table:style-name="ce82">
            <text:p>0,00</text:p>
          </table:table-cell>
          <table:table-cell table:style-name="ce30"/>
          <table:table-cell office:value-type="string" table:style-name="ce43">
            <text:p>Resultado para cálculo</text:p>
          </table:table-cell>
          <table:table-cell table:number-columns-repeated="2" table:style-name="ce44"/>
          <table:table-cell table:style-name="ce45"/>
          <table:table-cell table:style-name="ce46"/>
          <table:table-cell office:value-type="float" office:value="0" table:formula="of:=SUM([.N7:.N8])" table:style-name="ce47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2">
            <text:p>Tombamento Cartão Marisa Itaucard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=</text:p>
          </table:table-cell>
          <table:table-cell office:value-type="float" office:value="0" table:formula="of:=IF([.C10]&gt;120%;120%*[.E10];[.C10]*[.E10])" table:style-name="ce83">
            <text:p>0,00</text:p>
          </table:table-cell>
          <table:table-cell table:style-name="ce30"/>
          <table:table-cell office:value-type="string" table:style-name="ce48">
            <text:p>Percentual a considerar na escala de % de atingimento</text:p>
          </table:table-cell>
          <table:table-cell table:number-columns-repeated="2" table:style-name="ce49"/>
          <table:table-cell table:style-name="ce50"/>
          <table:table-cell table:style-name="ce51"/>
          <table:table-cell office:value-type="percentage" office:value="0" table:formula="of:=IF([.N9]&gt;120;120%;IF([.N9]&gt;100;[.N9]/100;VLOOKUP([.N9];[.$B$42:.$D$46];3;TRUE)))" table:style-name="ce52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8">
            <text:p>Compra Certa e Compra Tranquila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12" table:style-name="ce21">
            <text:p>12</text:p>
          </table:table-cell>
          <table:table-cell office:value-type="string" table:style-name="ce20">
            <text:p>=</text:p>
          </table:table-cell>
          <table:table-cell office:value-type="float" office:value="0" table:formula="of:=IF([.C11]&gt;120%;120%*[.E11];[.C11]*[.E11])" table:style-name="ce82">
            <text:p>0,00</text:p>
          </table:table-cell>
          <table:table-cell table:style-name="ce30"/>
          <table:table-cell office:value-type="string" table:style-name="ce53">
            <text:p>Valor em 100% de atingimento ponderado da meta</text:p>
          </table:table-cell>
          <table:table-cell table:number-columns-repeated="2" table:style-name="ce54"/>
          <table:table-cell table:style-name="ce55"/>
          <table:table-cell table:style-name="ce56"/>
          <table:table-cell office:value-type="float" office:value="442.5" table:style-name="ce57">
            <text:p>442,5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2">
            <text:p>Parcelamento de Faturas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=</text:p>
          </table:table-cell>
          <table:table-cell office:value-type="float" office:value="0" table:formula="of:=IF([.C12]&gt;120%;120%*[.E12];[.C12]*[.E12])" table:style-name="ce83">
            <text:p>0,00</text:p>
          </table:table-cell>
          <table:table-cell table:style-name="ce30"/>
          <table:table-cell office:value-type="string" table:number-columns-spanned="5" table:number-rows-spanned="1" table:style-name="ce91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58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8">
            <text:p>Seguros<text:s/>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9" table:style-name="ce21">
            <text:p>9</text:p>
          </table:table-cell>
          <table:table-cell office:value-type="string" table:style-name="ce20">
            <text:p>=</text:p>
          </table:table-cell>
          <table:table-cell office:value-type="float" office:value="0" table:formula="of:=IF([.C13]&gt;120%;120%*[.E13];[.C13]*[.E13])" table:style-name="ce82">
            <text:p>0,00</text:p>
          </table:table-cell>
          <table:table-cell table:style-name="ce30"/>
          <table:table-cell table:number-columns-repeated="5" table:style-name="ce59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61">
            <text:p>Resultado PSF no mês</text:p>
          </table:table-cell>
          <table:table-cell table:number-columns-repeated="2" table:style-name="ce62"/>
          <table:table-cell table:style-name="ce63"/>
          <table:table-cell table:style-name="ce64"/>
          <table:table-cell office:value-type="float" office:value="0" table:formula="of:=SUM([.G7:.G13])" table:style-name="ce47">
            <text:p>0,00</text:p>
          </table:table-cell>
          <table:table-cell table:style-name="ce30"/>
          <table:table-cell table:number-columns-repeated="5" table:style-name="ce65"/>
          <table:table-cell table:style-name="ce66"/>
          <table:table-cell table:number-columns-repeated="16370"/>
        </table:table-row>
        <table:table-row table:style-name="ro3">
          <table:table-cell/>
          <table:table-cell table:number-columns-repeated="7" table:style-name="ce30"/>
          <table:table-cell table:number-columns-repeated="6" table:style-name="ce67"/>
          <table:table-cell table:number-columns-repeated="16370"/>
        </table:table-row>
        <table:table-row table:number-rows-repeated="4" table:style-name="ro3">
          <table:table-cell/>
          <table:table-cell table:number-columns-repeated="16383" table:style-name="ce30"/>
        </table:table-row>
        <table:table-row table:style-name="ro3">
          <table:table-cell/>
          <table:table-cell table:style-name="ce67"/>
          <table:table-cell table:number-columns-repeated="16382"/>
        </table:table-row>
        <table:table-row table:number-rows-repeated="13" table:style-name="ro3">
          <table:table-cell/>
          <table:table-cell table:number-columns-repeated="16383" table:style-name="ce30"/>
        </table:table-row>
        <table:table-row table:style-name="ro3">
          <table:table-cell/>
          <table:table-cell table:number-columns-repeated="6" table:style-name="ce30"/>
          <table:table-cell table:style-name="ce30">
            <draw:frame draw:z-index="7" draw:id="id6" draw:style-name="a28" draw:name="CaixaDeTexto 7" svg:x="0.0625in" svg:y="0.0625in" svg:width="3.77083in" svg:height="0.82292in">
              <draw:text-box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30"/>
        </table:table-row>
        <table:table-row table:style-name="ro3">
          <table:table-cell/>
          <table:table-cell table:style-name="ce68"/>
          <table:table-cell table:number-columns-repeated="16382" table:style-name="ce30"/>
        </table:table-row>
        <table:table-row table:style-name="ro3">
          <table:table-cell/>
          <table:table-cell table:number-columns-repeated="16383" table:style-name="ce30"/>
        </table:table-row>
        <table:table-row table:style-name="ro3">
          <table:table-cell table:style-name="ce71"/>
          <table:table-cell office:value-type="string" table:style-name="ce69">
            <text:p>Tabela % prêmio por atingimento</text:p>
          </table:table-cell>
          <table:table-cell table:number-columns-repeated="2" table:style-name="ce70"/>
          <table:table-cell table:number-columns-repeated="3" table:style-name="ce71"/>
          <table:table-cell table:style-name="ce71">
            <draw:frame draw:z-index="8" draw:id="id7" draw:style-name="a31" draw:name="CaixaDeTexto 8" svg:x="0.01042in" svg:y="0.16667in" svg:width="0.89583in" svg:height="0.8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76" table:style-name="ce71"/>
        </table:table-row>
        <table:table-row table:style-name="ro3">
          <table:table-cell table:style-name="ce71"/>
          <table:table-cell office:value-type="string" table:style-name="ce72">
            <text:p>De</text:p>
          </table:table-cell>
          <table:table-cell office:value-type="string" table:style-name="ce72">
            <text:p>Até</text:p>
          </table:table-cell>
          <table:table-cell office:value-type="string" table:style-name="ce72">
            <text:p>% <text:s/>prêmio</text:p>
          </table:table-cell>
          <table:table-cell table:number-columns-repeated="16380" table:style-name="ce71"/>
        </table:table-row>
        <table:table-row table:style-name="ro3">
          <table:table-cell table:style-name="ce76"/>
          <table:table-cell office:value-type="float" office:value="0" table:style-name="ce73">
            <text:p><text:s/>-<text:s text:c="3"/></text:p>
          </table:table-cell>
          <table:table-cell office:value-type="float" office:value="89.99" table:style-name="ce74">
            <text:p><text:s/>89,99<text:s/></text:p>
          </table:table-cell>
          <table:table-cell office:value-type="percentage" office:value="0" table:style-name="ce75">
            <text:p>0,00%</text:p>
          </table:table-cell>
          <table:table-cell table:number-columns-repeated="3" table:style-name="ce71"/>
          <table:table-cell table:number-columns-repeated="16377" table:style-name="ce76"/>
        </table:table-row>
        <table:table-row table:style-name="ro3">
          <table:table-cell table:style-name="ce76"/>
          <table:table-cell office:value-type="float" office:value="90" table:style-name="ce74">
            <text:p><text:s/>90,00<text:s/></text:p>
          </table:table-cell>
          <table:table-cell office:value-type="float" office:value="94.99" table:style-name="ce74">
            <text:p><text:s/>94,99<text:s/></text:p>
          </table:table-cell>
          <table:table-cell office:value-type="percentage" office:value="0" table:style-name="ce75">
            <text:p>0,00%</text:p>
          </table:table-cell>
          <table:table-cell table:number-columns-repeated="3" table:style-name="ce71"/>
          <table:table-cell table:number-columns-repeated="16377" table:style-name="ce76"/>
        </table:table-row>
        <table:table-row table:style-name="ro3">
          <table:table-cell table:style-name="ce71"/>
          <table:table-cell office:value-type="float" office:value="95" table:style-name="ce74">
            <text:p><text:s/>95,00<text:s/></text:p>
          </table:table-cell>
          <table:table-cell office:value-type="float" office:value="98" table:style-name="ce74">
            <text:p><text:s/>98,00<text:s/></text:p>
          </table:table-cell>
          <table:table-cell office:value-type="percentage" office:value="0.5" table:style-name="ce75">
            <text:p>50,00%</text:p>
          </table:table-cell>
          <table:table-cell table:number-columns-repeated="16380" table:style-name="ce71"/>
        </table:table-row>
        <table:table-row table:style-name="ro3">
          <table:table-cell table:style-name="ce71"/>
          <table:table-cell office:value-type="float" office:value="98.01" table:style-name="ce74">
            <text:p><text:s/>98,01<text:s/></text:p>
          </table:table-cell>
          <table:table-cell office:value-type="float" office:value="99.59" table:style-name="ce74">
            <text:p><text:s/>99,59<text:s/></text:p>
          </table:table-cell>
          <table:table-cell office:value-type="percentage" office:value="0.5" table:style-name="ce75">
            <text:p>50,00%</text:p>
          </table:table-cell>
          <table:table-cell table:number-columns-repeated="16380" table:style-name="ce71"/>
        </table:table-row>
        <table:table-row table:style-name="ro3">
          <table:table-cell table:style-name="ce71"/>
          <table:table-cell office:value-type="float" office:value="99.6" table:style-name="ce74">
            <text:p><text:s/>99,60<text:s/></text:p>
          </table:table-cell>
          <table:table-cell office:value-type="float" office:value="100.01" table:style-name="ce74">
            <text:p><text:s/>100,01<text:s/></text:p>
          </table:table-cell>
          <table:table-cell office:value-type="percentage" office:value="1" table:style-name="ce75">
            <text:p>100,00%</text:p>
          </table:table-cell>
          <table:table-cell table:style-name="ce77"/>
          <table:table-cell table:number-columns-repeated="16379" table:style-name="ce71"/>
        </table:table-row>
        <table:table-row table:style-name="ro3">
          <table:table-cell table:style-name="ce71"/>
          <table:table-cell office:value-type="float" office:value="100.02" table:style-name="ce74">
            <text:p><text:s/>100,02<text:s/></text:p>
          </table:table-cell>
          <table:table-cell office:value-type="float" office:value="120" table:style-name="ce74">
            <text:p><text:s/>120,00<text:s/></text:p>
          </table:table-cell>
          <table:table-cell office:value-type="string" table:style-name="ce78">
            <text:p><text:s/>= ao % atingido</text:p>
          </table:table-cell>
          <table:table-cell table:style-name="ce77"/>
          <table:table-cell table:number-columns-repeated="16379" table:style-name="ce71"/>
        </table:table-row>
        <table:table-row table:style-name="ro3">
          <table:table-cell table:style-name="ce71"/>
          <table:table-cell office:value-type="string" table:number-columns-spanned="2" table:number-rows-spanned="1" table:style-name="ce86">
            <text:p>a partir de 120%</text:p>
          </table:table-cell>
          <table:covered-table-cell/>
          <table:table-cell office:value-type="percentage" office:value="1.2" table:style-name="ce78">
            <text:p>120%</text:p>
          </table:table-cell>
          <table:table-cell table:style-name="ce77"/>
          <table:table-cell table:number-columns-repeated="16379" table:style-name="ce71"/>
        </table:table-row>
        <table:table-row table:style-name="ro3">
          <table:table-cell table:number-columns-repeated="4" table:style-name="ce71"/>
          <table:table-cell table:style-name="ce77"/>
          <table:table-cell table:number-columns-repeated="16379" table:style-name="ce71"/>
        </table:table-row>
        <table:table-row table:style-name="ro3">
          <table:table-cell table:number-columns-repeated="4" table:style-name="ce71"/>
          <table:table-cell table:number-columns-repeated="16380" table:style-name="ce71"/>
        </table:table-row>
        <table:table-row table:number-rows-repeated="1048526" table:style-name="ro4">
          <table:table-cell table:number-columns-repeated="16384"/>
        </table:table-row>
      </table:table>
      <table:table table:name="MÊS_2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18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number-columns-repeated="16368" table:default-cell-style-name="ce30"/>
        <table:table-row table:style-name="ro1">
          <table:table-cell/>
          <table:table-cell office:value-type="string" table:style-name="ce79">
            <text:p>Simulador Mensal 2016</text:p>
          </table:table-cell>
          <table:table-cell table:number-columns-repeated="16382" table:style-name="ce30"/>
        </table:table-row>
        <table:table-row table:style-name="ro2">
          <table:table-cell/>
          <table:table-cell office:value-type="string" table:style-name="ce80">
            <text:p>LÍDER DE OPER. LOJA</text:p>
          </table:table-cell>
          <table:table-cell table:number-columns-repeated="3" table:style-name="ce29"/>
          <table:table-cell table:number-columns-repeated="3" table:style-name="ce30"/>
          <table:table-cell table:style-name="ce30">
            <draw:custom-shape svg:x="3.51042in" svg:y="0.19792in" svg:width="2.43803in" svg:height="0.81357in" draw:z-index="5" draw:id="id12" draw:style-name="a51" draw:name="Texto explicativo em seta para baixo 5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13" draw:style-name="a57" draw:name="CaixaDeTexto 6" svg:x="3.46795in" svg:y="0.17708in" svg:width="2.51122in" svg:height="0.607in">
              <draw:text-box>
                <text:p text:style-name="a56" text:class-names="" text:cond-style-name=""><text:span text:style-name="a52" text:class-names="">Coloque aqui o resultado</text:span><text:span text:style-name="a53" text:class-names=""><text:s text:c="1"/>da<text:s text:c="1"/></text:span><text:span text:style-name="a54" text:class-names="">Dinâmica de Vendas</text:span><text:span text:style-name="a55" text:class-names=""/></text:p>
              </draw:text-box>
              <svg:title/>
              <svg:desc/>
            </draw:frame>
          </table:table-cell>
          <table:table-cell table:number-columns-repeated="16375" table:style-name="ce30"/>
        </table:table-row>
        <table:table-row table:style-name="ro3">
          <table:table-cell/>
          <table:table-cell table:style-name="ce30">
            <draw:frame draw:z-index="2" draw:id="id9" draw:style-name="a40" draw:name="CaixaDeTexto 2" svg:x="2.51042in" svg:y="0.14662in" svg:width="2.48958in" svg:height="0.59296in">
              <draw:text-box>
                <text:p text:style-name="a39" text:class-names="" text:cond-style-name=""><text:span text:style-name="a35" text:class-names="">Coloque aqui o<text:s text:c="1"/></text:span><text:span text:style-name="a36" text:class-names="">resultado de PSF</text:span><text:span text:style-name="a37" text:class-names=""><text:s text:c="1"/>da sua loja</text:span><text:span text:style-name="a38" text:class-names=""/></text:p>
              </draw:text-box>
              <svg:title/>
              <svg:desc/>
            </draw:frame>
            <draw:custom-shape svg:x="2.52083in" svg:y="0.16667in" svg:width="2.51042in" svg:height="0.7913in" draw:z-index="1" draw:id="id8" draw:style-name="a34" draw:name="Texto explicativo em seta para baixo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82" table:style-name="ce3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31">
            <text:p>Simulador do RESULTADO ÚNICO DE PSF</text:p>
          </table:table-cell>
          <table:table-cell table:number-columns-repeated="6" table:style-name="ce30"/>
          <table:table-cell office:value-type="string" table:style-name="ce31">
            <text:p>Simulador de Vendas e PSF</text:p>
          </table:table-cell>
          <table:table-cell table:number-columns-repeated="16375" table:style-name="ce30"/>
        </table:table-row>
        <table:table-row table:style-name="ro5">
          <table:table-cell/>
          <table:table-cell office:value-type="string" table:style-name="ce32">
            <text:p><text:s/>Indicador</text:p>
          </table:table-cell>
          <table:table-cell office:value-type="string" table:number-columns-spanned="2" table:number-rows-spanned="1" table:style-name="ce124">
            <text:p>Resultado no mês</text:p>
          </table:table-cell>
          <table:covered-table-cell/>
          <table:table-cell office:value-type="string" table:style-name="ce33">
            <text:p>Pesos</text:p>
          </table:table-cell>
          <table:table-cell office:value-type="string" table:number-columns-spanned="2" table:number-rows-spanned="1" table:style-name="ce125">
            <text:p>Cálculo do Resultado</text:p>
          </table:table-cell>
          <table:covered-table-cell/>
          <table:table-cell table:style-name="ce30"/>
          <table:table-cell office:value-type="string" table:style-name="ce32">
            <text:p>Indicador</text:p>
          </table:table-cell>
          <table:table-cell office:value-type="string" table:style-name="ce32">
            <text:p>Pesos</text:p>
          </table:table-cell>
          <table:table-cell office:value-type="string" table:number-columns-spanned="2" table:number-rows-spanned="1" table:style-name="ce126">
            <text:p>Resultados</text:p>
          </table:table-cell>
          <table:covered-table-cell/>
          <table:table-cell table:style-name="ce32"/>
          <table:table-cell office:value-type="string" table:style-name="ce32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8">
            <text:p>Cartão Marisa ativado PL e Itaú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20" table:style-name="ce21">
            <text:p>20</text:p>
          </table:table-cell>
          <table:table-cell office:value-type="string" table:style-name="ce20">
            <text:p>=</text:p>
          </table:table-cell>
          <table:table-cell office:value-type="float" office:value="0" table:formula="of:=IF([.C7]&gt;120%;120%*[.E7];[.C7]*[.E7])" table:style-name="ce82">
            <text:p>0,00</text:p>
          </table:table-cell>
          <table:table-cell table:style-name="ce30"/>
          <table:table-cell office:value-type="string" table:style-name="ce34">
            <text:p>Vendas Varejo</text:p>
          </table:table-cell>
          <table:table-cell office:value-type="percentage" office:value="0.65" table:style-name="ce35">
            <text:p>65%</text:p>
          </table:table-cell>
          <table:table-cell office:value-type="string" table:style-name="ce36">
            <text:p>x</text:p>
          </table:table-cell>
          <table:table-cell office:value-type="float" office:value="0" table:style-name="ce81">
            <text:p>0,00</text:p>
          </table:table-cell>
          <table:table-cell office:value-type="string" table:style-name="ce37">
            <text:p>=</text:p>
          </table:table-cell>
          <table:table-cell office:value-type="float" office:value="0" table:formula="of:=+[.J7]*[.L7]" table:style-name="ce84">
            <text:p>0,00</text:p>
            <draw:custom-shape svg:width="0.97917in" svg:height="1.10512in" draw:z-index="3" draw:id="id10" draw:style-name="a43" draw:transform="translate(-0.48958in -0.55256in) rotate(-1.5708) translate(1.68702in 0.63542in)" draw:name="Texto explicativo em seta para baixo 3">
              <svg:title/>
              <svg:desc/>
              <text:p text:style-name="a42" text:class-names="" text:cond-style-name=""><text:span text:style-name="a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30">
            <draw:frame draw:z-index="4" draw:id="id11" draw:style-name="a48" draw:name="CaixaDeTexto 4" svg:x="0.14583in" svg:y="0.20833in" svg:width="1.03125in" svg:height="1.17522in">
              <draw:text-box>
                <text:p text:style-name="a47" text:class-names="" text:cond-style-name=""><text:span text:style-name="a44" text:class-names="">Este é o resultado mensal da sua</text:span><text:span text:style-name="a45" text:class-names=""><text:s text:c="1"/>loja</text:span><text:span text:style-name="a46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2">
            <text:p>Participação do cartão %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25" table:style-name="ce25">
            <text:p>25</text:p>
          </table:table-cell>
          <table:table-cell office:value-type="string" table:style-name="ce24">
            <text:p>=</text:p>
          </table:table-cell>
          <table:table-cell office:value-type="float" office:value="0" table:formula="of:=IF([.C8]&gt;120%;120%*[.E8];[.C8]*[.E8])" table:style-name="ce83">
            <text:p>0,00</text:p>
          </table:table-cell>
          <table:table-cell table:style-name="ce30"/>
          <table:table-cell office:value-type="string" table:style-name="ce38">
            <text:p><text:s/>PSF</text:p>
          </table:table-cell>
          <table:table-cell office:value-type="percentage" office:value="0.35" table:style-name="ce39">
            <text:p>35%</text:p>
          </table:table-cell>
          <table:table-cell office:value-type="string" table:style-name="ce40">
            <text:p>x</text:p>
          </table:table-cell>
          <table:table-cell office:value-type="float" office:value="0" table:formula="of:=+[.G14]" table:style-name="ce41">
            <text:p>0,00</text:p>
          </table:table-cell>
          <table:table-cell office:value-type="string" table:style-name="ce42">
            <text:p>=</text:p>
          </table:table-cell>
          <table:table-cell office:value-type="float" office:value="0" table:formula="of:=+[.J8]*[.L8]" table:style-name="ce85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8">
            <text:p>Venda com Juros PL e Itaú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15" table:style-name="ce21">
            <text:p>15</text:p>
          </table:table-cell>
          <table:table-cell office:value-type="string" table:style-name="ce20">
            <text:p>=</text:p>
          </table:table-cell>
          <table:table-cell office:value-type="float" office:value="0" table:formula="of:=IF([.C9]&gt;120%;120%*[.E9];[.C9]*[.E9])" table:style-name="ce82">
            <text:p>0,00</text:p>
          </table:table-cell>
          <table:table-cell table:style-name="ce30"/>
          <table:table-cell office:value-type="string" table:style-name="ce43">
            <text:p>Resultado para cálculo</text:p>
          </table:table-cell>
          <table:table-cell table:number-columns-repeated="2" table:style-name="ce44"/>
          <table:table-cell table:style-name="ce45"/>
          <table:table-cell table:style-name="ce46"/>
          <table:table-cell office:value-type="float" office:value="0" table:formula="of:=SUM([.N7:.N8])" table:style-name="ce47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2">
            <text:p>Tombamento Cartão Marisa Itaucard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=</text:p>
          </table:table-cell>
          <table:table-cell office:value-type="float" office:value="0" table:formula="of:=IF([.C10]&gt;120%;120%*[.E10];[.C10]*[.E10])" table:style-name="ce83">
            <text:p>0,00</text:p>
          </table:table-cell>
          <table:table-cell table:style-name="ce30"/>
          <table:table-cell office:value-type="string" table:style-name="ce48">
            <text:p>Percentual a considerar na escala de % de atingimento</text:p>
          </table:table-cell>
          <table:table-cell table:number-columns-repeated="2" table:style-name="ce49"/>
          <table:table-cell table:style-name="ce50"/>
          <table:table-cell table:style-name="ce51"/>
          <table:table-cell office:value-type="percentage" office:value="0" table:formula="of:=IF([.N9]&gt;120;120%;IF([.N9]&gt;100;[.N9]/100;VLOOKUP([.N9];[.$B$42:.$D$46];3;TRUE)))" table:style-name="ce52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8">
            <text:p>Compra Certa e Compra Tranquila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12" table:style-name="ce21">
            <text:p>12</text:p>
          </table:table-cell>
          <table:table-cell office:value-type="string" table:style-name="ce20">
            <text:p>=</text:p>
          </table:table-cell>
          <table:table-cell office:value-type="float" office:value="0" table:formula="of:=IF([.C11]&gt;120%;120%*[.E11];[.C11]*[.E11])" table:style-name="ce82">
            <text:p>0,00</text:p>
          </table:table-cell>
          <table:table-cell table:style-name="ce30"/>
          <table:table-cell office:value-type="string" table:style-name="ce53">
            <text:p>Valor em 100% de atingimento ponderado da meta</text:p>
          </table:table-cell>
          <table:table-cell table:number-columns-repeated="2" table:style-name="ce54"/>
          <table:table-cell table:style-name="ce55"/>
          <table:table-cell table:style-name="ce56"/>
          <table:table-cell office:value-type="float" office:value="442.5" table:style-name="ce57">
            <text:p>442,5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2">
            <text:p>Parcelamento de Faturas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=</text:p>
          </table:table-cell>
          <table:table-cell office:value-type="float" office:value="0" table:formula="of:=IF([.C12]&gt;120%;120%*[.E12];[.C12]*[.E12])" table:style-name="ce83">
            <text:p>0,00</text:p>
          </table:table-cell>
          <table:table-cell table:style-name="ce30"/>
          <table:table-cell office:value-type="string" table:number-columns-spanned="5" table:number-rows-spanned="1" table:style-name="ce91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58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8">
            <text:p>Seguros<text:s/>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9" table:style-name="ce21">
            <text:p>9</text:p>
          </table:table-cell>
          <table:table-cell office:value-type="string" table:style-name="ce20">
            <text:p>=</text:p>
          </table:table-cell>
          <table:table-cell office:value-type="float" office:value="0" table:formula="of:=IF([.C13]&gt;120%;120%*[.E13];[.C13]*[.E13])" table:style-name="ce82">
            <text:p>0,00</text:p>
          </table:table-cell>
          <table:table-cell table:style-name="ce30"/>
          <table:table-cell table:number-columns-repeated="5" table:style-name="ce59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61">
            <text:p>Resultado PSF no mês</text:p>
          </table:table-cell>
          <table:table-cell table:number-columns-repeated="2" table:style-name="ce62"/>
          <table:table-cell table:style-name="ce63"/>
          <table:table-cell table:style-name="ce64"/>
          <table:table-cell office:value-type="float" office:value="0" table:formula="of:=SUM([.G7:.G13])" table:style-name="ce47">
            <text:p>0,00</text:p>
          </table:table-cell>
          <table:table-cell table:style-name="ce30"/>
          <table:table-cell table:number-columns-repeated="5" table:style-name="ce65"/>
          <table:table-cell table:style-name="ce66"/>
          <table:table-cell table:number-columns-repeated="16370"/>
        </table:table-row>
        <table:table-row table:number-rows-repeated="5" table:style-name="ro3">
          <table:table-cell/>
          <table:table-cell table:number-columns-repeated="16383" table:style-name="ce30"/>
        </table:table-row>
        <table:table-row table:style-name="ro3">
          <table:table-cell/>
          <table:table-cell table:style-name="ce67"/>
          <table:table-cell table:number-columns-repeated="16382"/>
        </table:table-row>
        <table:table-row table:number-rows-repeated="13" table:style-name="ro3">
          <table:table-cell/>
          <table:table-cell table:number-columns-repeated="16383" table:style-name="ce30"/>
        </table:table-row>
        <table:table-row table:style-name="ro3">
          <table:table-cell/>
          <table:table-cell table:number-columns-repeated="6" table:style-name="ce30"/>
          <table:table-cell table:style-name="ce30">
            <draw:frame draw:z-index="7" draw:id="id14" draw:style-name="a60" draw:name="CaixaDeTexto 7" svg:x="0.0625in" svg:y="0.0625in" svg:width="3.77083in" svg:height="0.82292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30"/>
        </table:table-row>
        <table:table-row table:style-name="ro3">
          <table:table-cell/>
          <table:table-cell table:style-name="ce68"/>
          <table:table-cell table:number-columns-repeated="16382" table:style-name="ce30"/>
        </table:table-row>
        <table:table-row table:style-name="ro3">
          <table:table-cell/>
          <table:table-cell table:number-columns-repeated="16383" table:style-name="ce30"/>
        </table:table-row>
        <table:table-row table:style-name="ro3">
          <table:table-cell table:style-name="ce71"/>
          <table:table-cell office:value-type="string" table:style-name="ce69">
            <text:p>Tabela % prêmio por atingimento</text:p>
          </table:table-cell>
          <table:table-cell table:number-columns-repeated="2" table:style-name="ce70"/>
          <table:table-cell table:number-columns-repeated="3" table:style-name="ce71"/>
          <table:table-cell table:style-name="ce71">
            <draw:frame draw:z-index="8" draw:id="id15" draw:style-name="a63" draw:name="CaixaDeTexto 8" svg:x="0.01042in" svg:y="0.16667in" svg:width="0.89583in" svg:height="0.8958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table:number-columns-repeated="16376" table:style-name="ce71"/>
        </table:table-row>
        <table:table-row table:style-name="ro3">
          <table:table-cell table:style-name="ce71"/>
          <table:table-cell office:value-type="string" table:style-name="ce72">
            <text:p>De</text:p>
          </table:table-cell>
          <table:table-cell office:value-type="string" table:style-name="ce72">
            <text:p>Até</text:p>
          </table:table-cell>
          <table:table-cell office:value-type="string" table:style-name="ce72">
            <text:p>% <text:s/>prêmio</text:p>
          </table:table-cell>
          <table:table-cell table:number-columns-repeated="16380" table:style-name="ce71"/>
        </table:table-row>
        <table:table-row table:style-name="ro3">
          <table:table-cell table:style-name="ce76"/>
          <table:table-cell office:value-type="float" office:value="0" table:style-name="ce73">
            <text:p><text:s/>-<text:s text:c="3"/></text:p>
          </table:table-cell>
          <table:table-cell office:value-type="float" office:value="89.99" table:style-name="ce74">
            <text:p><text:s/>89,99<text:s/></text:p>
          </table:table-cell>
          <table:table-cell office:value-type="percentage" office:value="0" table:style-name="ce75">
            <text:p>0,00%</text:p>
          </table:table-cell>
          <table:table-cell table:number-columns-repeated="3" table:style-name="ce71"/>
          <table:table-cell table:number-columns-repeated="16377" table:style-name="ce76"/>
        </table:table-row>
        <table:table-row table:style-name="ro3">
          <table:table-cell table:style-name="ce76"/>
          <table:table-cell office:value-type="float" office:value="90" table:style-name="ce74">
            <text:p><text:s/>90,00<text:s/></text:p>
          </table:table-cell>
          <table:table-cell office:value-type="float" office:value="94.99" table:style-name="ce74">
            <text:p><text:s/>94,99<text:s/></text:p>
          </table:table-cell>
          <table:table-cell office:value-type="percentage" office:value="0" table:style-name="ce75">
            <text:p>0,00%</text:p>
          </table:table-cell>
          <table:table-cell table:number-columns-repeated="3" table:style-name="ce71"/>
          <table:table-cell table:number-columns-repeated="16377" table:style-name="ce76"/>
        </table:table-row>
        <table:table-row table:style-name="ro3">
          <table:table-cell table:style-name="ce71"/>
          <table:table-cell office:value-type="float" office:value="95" table:style-name="ce74">
            <text:p><text:s/>95,00<text:s/></text:p>
          </table:table-cell>
          <table:table-cell office:value-type="float" office:value="98" table:style-name="ce74">
            <text:p><text:s/>98,00<text:s/></text:p>
          </table:table-cell>
          <table:table-cell office:value-type="percentage" office:value="0.5" table:style-name="ce75">
            <text:p>50,00%</text:p>
          </table:table-cell>
          <table:table-cell table:number-columns-repeated="16380" table:style-name="ce71"/>
        </table:table-row>
        <table:table-row table:style-name="ro3">
          <table:table-cell table:style-name="ce71"/>
          <table:table-cell office:value-type="float" office:value="98.01" table:style-name="ce74">
            <text:p><text:s/>98,01<text:s/></text:p>
          </table:table-cell>
          <table:table-cell office:value-type="float" office:value="99.59" table:style-name="ce74">
            <text:p><text:s/>99,59<text:s/></text:p>
          </table:table-cell>
          <table:table-cell office:value-type="percentage" office:value="0.5" table:style-name="ce75">
            <text:p>50,00%</text:p>
          </table:table-cell>
          <table:table-cell table:number-columns-repeated="16380" table:style-name="ce71"/>
        </table:table-row>
        <table:table-row table:style-name="ro3">
          <table:table-cell table:style-name="ce71"/>
          <table:table-cell office:value-type="float" office:value="99.6" table:style-name="ce74">
            <text:p><text:s/>99,60<text:s/></text:p>
          </table:table-cell>
          <table:table-cell office:value-type="float" office:value="100.01" table:style-name="ce74">
            <text:p><text:s/>100,01<text:s/></text:p>
          </table:table-cell>
          <table:table-cell office:value-type="percentage" office:value="1" table:style-name="ce75">
            <text:p>100,00%</text:p>
          </table:table-cell>
          <table:table-cell table:style-name="ce77"/>
          <table:table-cell table:number-columns-repeated="16379" table:style-name="ce71"/>
        </table:table-row>
        <table:table-row table:style-name="ro3">
          <table:table-cell table:style-name="ce71"/>
          <table:table-cell office:value-type="float" office:value="100.02" table:style-name="ce74">
            <text:p><text:s/>100,02<text:s/></text:p>
          </table:table-cell>
          <table:table-cell office:value-type="float" office:value="120" table:style-name="ce74">
            <text:p><text:s/>120,00<text:s/></text:p>
          </table:table-cell>
          <table:table-cell office:value-type="string" table:style-name="ce78">
            <text:p><text:s/>= ao % atingido</text:p>
          </table:table-cell>
          <table:table-cell table:style-name="ce77"/>
          <table:table-cell table:number-columns-repeated="16379" table:style-name="ce71"/>
        </table:table-row>
        <table:table-row table:style-name="ro3">
          <table:table-cell table:style-name="ce71"/>
          <table:table-cell office:value-type="string" table:number-columns-spanned="2" table:number-rows-spanned="1" table:style-name="ce86">
            <text:p>a partir de 120%</text:p>
          </table:table-cell>
          <table:covered-table-cell/>
          <table:table-cell office:value-type="percentage" office:value="1.2" table:style-name="ce78">
            <text:p>120%</text:p>
          </table:table-cell>
          <table:table-cell table:style-name="ce77"/>
          <table:table-cell table:number-columns-repeated="16379" table:style-name="ce71"/>
        </table:table-row>
        <table:table-row table:style-name="ro3">
          <table:table-cell table:number-columns-repeated="4" table:style-name="ce71"/>
          <table:table-cell table:style-name="ce77"/>
          <table:table-cell table:number-columns-repeated="16379" table:style-name="ce71"/>
        </table:table-row>
        <table:table-row table:style-name="ro3">
          <table:table-cell table:number-columns-repeated="4" table:style-name="ce71"/>
          <table:table-cell table:number-columns-repeated="16380" table:style-name="ce71"/>
        </table:table-row>
        <table:table-row table:number-rows-repeated="1048526" table:style-name="ro4">
          <table:table-cell table:number-columns-repeated="16384"/>
        </table:table-row>
      </table:table>
      <table:table table:name="MÊS_3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number-columns-repeated="16368" table:default-cell-style-name="ce30"/>
        <table:table-row table:style-name="ro1">
          <table:table-cell/>
          <table:table-cell office:value-type="string" table:style-name="ce79">
            <text:p>Simulador Mensal 2016</text:p>
          </table:table-cell>
          <table:table-cell table:number-columns-repeated="16382" table:style-name="ce30"/>
        </table:table-row>
        <table:table-row table:style-name="ro2">
          <table:table-cell/>
          <table:table-cell office:value-type="string" table:style-name="ce80">
            <text:p>LÍDER DE OPER. LOJA</text:p>
          </table:table-cell>
          <table:table-cell table:number-columns-repeated="3" table:style-name="ce29"/>
          <table:table-cell table:number-columns-repeated="3" table:style-name="ce30"/>
          <table:table-cell table:style-name="ce30">
            <draw:custom-shape svg:x="3.51042in" svg:y="0.19792in" svg:width="2.43803in" svg:height="0.81357in" draw:z-index="5" draw:id="id20" draw:style-name="a83" draw:name="Texto explicativo em seta para baixo 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21" draw:style-name="a89" draw:name="CaixaDeTexto 6" svg:x="3.44711in" svg:y="0.17708in" svg:width="2.5633in" svg:height="0.59658in">
              <draw:text-box>
                <text:p text:style-name="a88" text:class-names="" text:cond-style-name=""><text:span text:style-name="a84" text:class-names="">Coloque aqui o resultado</text:span><text:span text:style-name="a85" text:class-names=""><text:s text:c="1"/>da<text:s text:c="1"/></text:span><text:span text:style-name="a86" text:class-names="">Dinâmica de Vendas</text:span><text:span text:style-name="a87" text:class-names=""/></text:p>
              </draw:text-box>
              <svg:title/>
              <svg:desc/>
            </draw:frame>
          </table:table-cell>
          <table:table-cell table:number-columns-repeated="16375" table:style-name="ce30"/>
        </table:table-row>
        <table:table-row table:style-name="ro3">
          <table:table-cell/>
          <table:table-cell table:style-name="ce30">
            <draw:frame draw:z-index="2" draw:id="id17" draw:style-name="a72" draw:name="CaixaDeTexto 2" svg:x="2.51042in" svg:y="0.14662in" svg:width="2.51042in" svg:height="0.60338in">
              <draw:text-box>
                <text:p text:style-name="a71" text:class-names="" text:cond-style-name=""><text:span text:style-name="a67" text:class-names="">Coloque aqui o<text:s text:c="1"/></text:span><text:span text:style-name="a68" text:class-names="">resultado de PSF</text:span><text:span text:style-name="a69" text:class-names=""><text:s text:c="1"/>da sua loja</text:span><text:span text:style-name="a70" text:class-names=""/></text:p>
              </draw:text-box>
              <svg:title/>
              <svg:desc/>
            </draw:frame>
          </table:table-cell>
          <table:table-cell table:number-columns-repeated="16382" table:style-name="ce30"/>
        </table:table-row>
        <table:table-row table:style-name="ro4">
          <table:table-cell/>
          <table:table-cell table:style-name="ce30">
            <draw:custom-shape svg:x="2.51042in" svg:y="0in" svg:width="2.51042in" svg:height="0.7913in" draw:z-index="1" draw:id="id16" draw:style-name="a66" draw:name="Texto explicativo em seta para baixo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82" table:style-name="ce30"/>
        </table:table-row>
        <table:table-row table:style-name="ro3">
          <table:table-cell/>
          <table:table-cell office:value-type="string" table:style-name="ce31">
            <text:p>Simulador do RESULTADO ÚNICO DE PSF</text:p>
          </table:table-cell>
          <table:table-cell table:number-columns-repeated="6" table:style-name="ce30"/>
          <table:table-cell office:value-type="string" table:style-name="ce31">
            <text:p>Simulador de Vendas e PSF</text:p>
          </table:table-cell>
          <table:table-cell table:number-columns-repeated="16375" table:style-name="ce30"/>
        </table:table-row>
        <table:table-row table:style-name="ro5">
          <table:table-cell/>
          <table:table-cell office:value-type="string" table:style-name="ce32">
            <text:p><text:s/>Indicador</text:p>
          </table:table-cell>
          <table:table-cell office:value-type="string" table:number-columns-spanned="2" table:number-rows-spanned="1" table:style-name="ce124">
            <text:p>Resultado no mês</text:p>
          </table:table-cell>
          <table:covered-table-cell/>
          <table:table-cell office:value-type="string" table:style-name="ce33">
            <text:p>Pesos</text:p>
          </table:table-cell>
          <table:table-cell office:value-type="string" table:number-columns-spanned="2" table:number-rows-spanned="1" table:style-name="ce125">
            <text:p>Cálculo do Resultado</text:p>
          </table:table-cell>
          <table:covered-table-cell/>
          <table:table-cell table:style-name="ce30"/>
          <table:table-cell office:value-type="string" table:style-name="ce32">
            <text:p>Indicador</text:p>
          </table:table-cell>
          <table:table-cell office:value-type="string" table:style-name="ce32">
            <text:p>Pesos</text:p>
          </table:table-cell>
          <table:table-cell office:value-type="string" table:number-columns-spanned="2" table:number-rows-spanned="1" table:style-name="ce126">
            <text:p>Resultados</text:p>
          </table:table-cell>
          <table:covered-table-cell/>
          <table:table-cell table:style-name="ce32"/>
          <table:table-cell office:value-type="string" table:style-name="ce32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8">
            <text:p>Cartão Marisa ativado PL e Itaú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20" table:style-name="ce21">
            <text:p>20</text:p>
          </table:table-cell>
          <table:table-cell office:value-type="string" table:style-name="ce20">
            <text:p>=</text:p>
          </table:table-cell>
          <table:table-cell office:value-type="float" office:value="0" table:formula="of:=IF([.C7]&gt;120%;120%*[.E7];[.C7]*[.E7])" table:style-name="ce82">
            <text:p>0,00</text:p>
          </table:table-cell>
          <table:table-cell table:style-name="ce30"/>
          <table:table-cell office:value-type="string" table:style-name="ce34">
            <text:p>Vendas Varejo</text:p>
          </table:table-cell>
          <table:table-cell office:value-type="percentage" office:value="0.65" table:style-name="ce35">
            <text:p>65%</text:p>
          </table:table-cell>
          <table:table-cell office:value-type="string" table:style-name="ce36">
            <text:p>x</text:p>
          </table:table-cell>
          <table:table-cell office:value-type="float" office:value="0" table:style-name="ce81">
            <text:p>0,00</text:p>
          </table:table-cell>
          <table:table-cell office:value-type="string" table:style-name="ce37">
            <text:p>=</text:p>
          </table:table-cell>
          <table:table-cell office:value-type="float" office:value="0" table:formula="of:=+[.J7]*[.L7]" table:style-name="ce84">
            <text:p>0,00</text:p>
            <draw:custom-shape svg:width="0.91667in" svg:height="1.11554in" draw:z-index="3" draw:id="id18" draw:style-name="a75" draw:transform="translate(-0.45833in -0.55777in) rotate(-1.5708) translate(1.69223in 0.625in)" draw:name="Texto explicativo em seta para baixo 3">
              <svg:title/>
              <svg:desc/>
              <text:p text:style-name="a74" text:class-names="" text:cond-style-name=""><text:span text:style-name="a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30">
            <draw:frame draw:z-index="4" draw:id="id19" draw:style-name="a80" draw:name="CaixaDeTexto 4" svg:x="0.14583in" svg:y="0.19792in" svg:width="1.03125in" svg:height="1.17522in">
              <draw:text-box>
                <text:p text:style-name="a79" text:class-names="" text:cond-style-name=""><text:span text:style-name="a76" text:class-names="">Este é o resultado mensal da sua</text:span><text:span text:style-name="a77" text:class-names=""><text:s text:c="1"/>loja</text:span><text:span text:style-name="a78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2">
            <text:p>Participação do cartão %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25" table:style-name="ce25">
            <text:p>25</text:p>
          </table:table-cell>
          <table:table-cell office:value-type="string" table:style-name="ce24">
            <text:p>=</text:p>
          </table:table-cell>
          <table:table-cell office:value-type="float" office:value="0" table:formula="of:=IF([.C8]&gt;120%;120%*[.E8];[.C8]*[.E8])" table:style-name="ce83">
            <text:p>0,00</text:p>
          </table:table-cell>
          <table:table-cell table:style-name="ce30"/>
          <table:table-cell office:value-type="string" table:style-name="ce38">
            <text:p><text:s/>PSF</text:p>
          </table:table-cell>
          <table:table-cell office:value-type="percentage" office:value="0.35" table:style-name="ce39">
            <text:p>35%</text:p>
          </table:table-cell>
          <table:table-cell office:value-type="string" table:style-name="ce40">
            <text:p>x</text:p>
          </table:table-cell>
          <table:table-cell office:value-type="float" office:value="0" table:formula="of:=+[.G14]" table:style-name="ce41">
            <text:p>0,00</text:p>
          </table:table-cell>
          <table:table-cell office:value-type="string" table:style-name="ce42">
            <text:p>=</text:p>
          </table:table-cell>
          <table:table-cell office:value-type="float" office:value="0" table:formula="of:=+[.J8]*[.L8]" table:style-name="ce85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8">
            <text:p>Venda com Juros PL e Itaú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15" table:style-name="ce21">
            <text:p>15</text:p>
          </table:table-cell>
          <table:table-cell office:value-type="string" table:style-name="ce20">
            <text:p>=</text:p>
          </table:table-cell>
          <table:table-cell office:value-type="float" office:value="0" table:formula="of:=IF([.C9]&gt;120%;120%*[.E9];[.C9]*[.E9])" table:style-name="ce82">
            <text:p>0,00</text:p>
          </table:table-cell>
          <table:table-cell table:style-name="ce30"/>
          <table:table-cell office:value-type="string" table:style-name="ce43">
            <text:p>Resultado para cálculo</text:p>
          </table:table-cell>
          <table:table-cell table:number-columns-repeated="2" table:style-name="ce44"/>
          <table:table-cell table:style-name="ce45"/>
          <table:table-cell table:style-name="ce46"/>
          <table:table-cell office:value-type="float" office:value="0" table:formula="of:=SUM([.N7:.N8])" table:style-name="ce47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2">
            <text:p>Tombamento Cartão Marisa Itaucard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=</text:p>
          </table:table-cell>
          <table:table-cell office:value-type="float" office:value="0" table:formula="of:=IF([.C10]&gt;120%;120%*[.E10];[.C10]*[.E10])" table:style-name="ce83">
            <text:p>0,00</text:p>
          </table:table-cell>
          <table:table-cell table:style-name="ce30"/>
          <table:table-cell office:value-type="string" table:style-name="ce48">
            <text:p>Percentual a considerar na escala de % de atingimento</text:p>
          </table:table-cell>
          <table:table-cell table:number-columns-repeated="2" table:style-name="ce49"/>
          <table:table-cell table:style-name="ce50"/>
          <table:table-cell table:style-name="ce51"/>
          <table:table-cell office:value-type="percentage" office:value="0" table:formula="of:=IF([.N9]&gt;120;120%;IF([.N9]&gt;100;[.N9]/100;VLOOKUP([.N9];[.$B$41:.$D$45];3;TRUE)))" table:style-name="ce52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8">
            <text:p>Compra Certa e Compra Tranquila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12" table:style-name="ce21">
            <text:p>12</text:p>
          </table:table-cell>
          <table:table-cell office:value-type="string" table:style-name="ce20">
            <text:p>=</text:p>
          </table:table-cell>
          <table:table-cell office:value-type="float" office:value="0" table:formula="of:=IF([.C11]&gt;120%;120%*[.E11];[.C11]*[.E11])" table:style-name="ce82">
            <text:p>0,00</text:p>
          </table:table-cell>
          <table:table-cell table:style-name="ce30"/>
          <table:table-cell office:value-type="string" table:style-name="ce53">
            <text:p>Valor em 100% de atingimento ponderado da meta</text:p>
          </table:table-cell>
          <table:table-cell table:number-columns-repeated="2" table:style-name="ce54"/>
          <table:table-cell table:style-name="ce55"/>
          <table:table-cell table:style-name="ce56"/>
          <table:table-cell office:value-type="float" office:value="442.5" table:style-name="ce57">
            <text:p>442,5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2">
            <text:p>Parcelamento de Faturas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=</text:p>
          </table:table-cell>
          <table:table-cell office:value-type="float" office:value="0" table:formula="of:=IF([.C12]&gt;120%;120%*[.E12];[.C12]*[.E12])" table:style-name="ce83">
            <text:p>0,00</text:p>
          </table:table-cell>
          <table:table-cell table:style-name="ce30"/>
          <table:table-cell office:value-type="string" table:number-columns-spanned="5" table:number-rows-spanned="1" table:style-name="ce91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58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8">
            <text:p>Seguros<text:s/></text:p>
          </table:table-cell>
          <table:table-cell office:value-type="percentage" office:value="0" table:style-name="ce19">
            <text:p>0,00%</text:p>
          </table:table-cell>
          <table:table-cell office:value-type="string" table:style-name="ce20">
            <text:p>x</text:p>
          </table:table-cell>
          <table:table-cell office:value-type="float" office:value="9" table:style-name="ce21">
            <text:p>9</text:p>
          </table:table-cell>
          <table:table-cell office:value-type="string" table:style-name="ce20">
            <text:p>=</text:p>
          </table:table-cell>
          <table:table-cell office:value-type="float" office:value="0" table:formula="of:=IF([.C13]&gt;120%;120%*[.E13];[.C13]*[.E13])" table:style-name="ce82">
            <text:p>0,00</text:p>
          </table:table-cell>
          <table:table-cell table:style-name="ce30"/>
          <table:table-cell table:number-columns-repeated="5" table:style-name="ce59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61">
            <text:p>Resultado PSF no mês</text:p>
          </table:table-cell>
          <table:table-cell table:number-columns-repeated="2" table:style-name="ce62"/>
          <table:table-cell table:style-name="ce63"/>
          <table:table-cell table:style-name="ce64"/>
          <table:table-cell office:value-type="float" office:value="0" table:formula="of:=SUM([.G7:.G13])" table:style-name="ce47">
            <text:p>0,00</text:p>
          </table:table-cell>
          <table:table-cell table:style-name="ce30"/>
          <table:table-cell table:number-columns-repeated="5" table:style-name="ce65"/>
          <table:table-cell table:style-name="ce66"/>
          <table:table-cell table:number-columns-repeated="16370"/>
        </table:table-row>
        <table:table-row table:number-rows-repeated="4" table:style-name="ro3">
          <table:table-cell/>
          <table:table-cell table:number-columns-repeated="16383" table:style-name="ce30"/>
        </table:table-row>
        <table:table-row table:style-name="ro3">
          <table:table-cell/>
          <table:table-cell table:style-name="ce67"/>
          <table:table-cell table:number-columns-repeated="16382"/>
        </table:table-row>
        <table:table-row table:number-rows-repeated="13" table:style-name="ro3">
          <table:table-cell/>
          <table:table-cell table:number-columns-repeated="16383" table:style-name="ce30"/>
        </table:table-row>
        <table:table-row table:style-name="ro3">
          <table:table-cell/>
          <table:table-cell table:number-columns-repeated="6" table:style-name="ce30"/>
          <table:table-cell table:style-name="ce30">
            <draw:frame draw:z-index="7" draw:id="id22" draw:style-name="a92" draw:name="CaixaDeTexto 7" svg:x="0.0625in" svg:y="0.0625in" svg:width="3.77083in" svg:height="0.82292in">
              <draw:text-box>
                <text:p text:style-name="a91" text:class-names="" text:cond-style-name=""><text:span text:style-name="a90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30"/>
        </table:table-row>
        <table:table-row table:style-name="ro3">
          <table:table-cell/>
          <table:table-cell table:style-name="ce68"/>
          <table:table-cell table:number-columns-repeated="16382" table:style-name="ce30"/>
        </table:table-row>
        <table:table-row table:style-name="ro3">
          <table:table-cell/>
          <table:table-cell table:number-columns-repeated="16383" table:style-name="ce30"/>
        </table:table-row>
        <table:table-row table:style-name="ro3">
          <table:table-cell table:style-name="ce71"/>
          <table:table-cell office:value-type="string" table:style-name="ce69">
            <text:p>Tabela % prêmio por atingimento</text:p>
          </table:table-cell>
          <table:table-cell table:number-columns-repeated="2" table:style-name="ce70"/>
          <table:table-cell table:number-columns-repeated="3" table:style-name="ce71"/>
          <table:table-cell table:style-name="ce71">
            <draw:frame draw:z-index="8" draw:id="id23" draw:style-name="a95" draw:name="CaixaDeTexto 8" svg:x="0.01042in" svg:y="0.16667in" svg:width="0.89583in" svg:height="0.89583in">
              <draw:text-box>
                <text:p text:style-name="a94" text:class-names="" text:cond-style-name=""><text:span text:style-name="a93" text:class-names=""/></text:p>
              </draw:text-box>
              <svg:title/>
              <svg:desc/>
            </draw:frame>
          </table:table-cell>
          <table:table-cell table:number-columns-repeated="16376" table:style-name="ce71"/>
        </table:table-row>
        <table:table-row table:style-name="ro3">
          <table:table-cell table:style-name="ce71"/>
          <table:table-cell office:value-type="string" table:style-name="ce72">
            <text:p>De</text:p>
          </table:table-cell>
          <table:table-cell office:value-type="string" table:style-name="ce72">
            <text:p>Até</text:p>
          </table:table-cell>
          <table:table-cell office:value-type="string" table:style-name="ce72">
            <text:p>% <text:s/>prêmio</text:p>
          </table:table-cell>
          <table:table-cell table:number-columns-repeated="16380" table:style-name="ce71"/>
        </table:table-row>
        <table:table-row table:style-name="ro3">
          <table:table-cell table:style-name="ce76"/>
          <table:table-cell office:value-type="float" office:value="0" table:style-name="ce73">
            <text:p><text:s/>-<text:s text:c="3"/></text:p>
          </table:table-cell>
          <table:table-cell office:value-type="float" office:value="89.99" table:style-name="ce74">
            <text:p><text:s/>89,99<text:s/></text:p>
          </table:table-cell>
          <table:table-cell office:value-type="percentage" office:value="0" table:style-name="ce75">
            <text:p>0,00%</text:p>
          </table:table-cell>
          <table:table-cell table:number-columns-repeated="3" table:style-name="ce71"/>
          <table:table-cell table:number-columns-repeated="16377" table:style-name="ce76"/>
        </table:table-row>
        <table:table-row table:style-name="ro3">
          <table:table-cell table:style-name="ce76"/>
          <table:table-cell office:value-type="float" office:value="90" table:style-name="ce74">
            <text:p><text:s/>90,00<text:s/></text:p>
          </table:table-cell>
          <table:table-cell office:value-type="float" office:value="94.99" table:style-name="ce74">
            <text:p><text:s/>94,99<text:s/></text:p>
          </table:table-cell>
          <table:table-cell office:value-type="percentage" office:value="0" table:style-name="ce75">
            <text:p>0,00%</text:p>
          </table:table-cell>
          <table:table-cell table:number-columns-repeated="3" table:style-name="ce71"/>
          <table:table-cell table:number-columns-repeated="16377" table:style-name="ce76"/>
        </table:table-row>
        <table:table-row table:style-name="ro3">
          <table:table-cell table:style-name="ce71"/>
          <table:table-cell office:value-type="float" office:value="95" table:style-name="ce74">
            <text:p><text:s/>95,00<text:s/></text:p>
          </table:table-cell>
          <table:table-cell office:value-type="float" office:value="98" table:style-name="ce74">
            <text:p><text:s/>98,00<text:s/></text:p>
          </table:table-cell>
          <table:table-cell office:value-type="percentage" office:value="0.5" table:style-name="ce75">
            <text:p>50,00%</text:p>
          </table:table-cell>
          <table:table-cell table:number-columns-repeated="16380" table:style-name="ce71"/>
        </table:table-row>
        <table:table-row table:style-name="ro3">
          <table:table-cell table:style-name="ce71"/>
          <table:table-cell office:value-type="float" office:value="98.01" table:style-name="ce74">
            <text:p><text:s/>98,01<text:s/></text:p>
          </table:table-cell>
          <table:table-cell office:value-type="float" office:value="99.59" table:style-name="ce74">
            <text:p><text:s/>99,59<text:s/></text:p>
          </table:table-cell>
          <table:table-cell office:value-type="percentage" office:value="0.5" table:style-name="ce75">
            <text:p>50,00%</text:p>
          </table:table-cell>
          <table:table-cell table:number-columns-repeated="16380" table:style-name="ce71"/>
        </table:table-row>
        <table:table-row table:style-name="ro3">
          <table:table-cell table:style-name="ce71"/>
          <table:table-cell office:value-type="float" office:value="99.6" table:style-name="ce74">
            <text:p><text:s/>99,60<text:s/></text:p>
          </table:table-cell>
          <table:table-cell office:value-type="float" office:value="100.01" table:style-name="ce74">
            <text:p><text:s/>100,01<text:s/></text:p>
          </table:table-cell>
          <table:table-cell office:value-type="percentage" office:value="1" table:style-name="ce75">
            <text:p>100,00%</text:p>
          </table:table-cell>
          <table:table-cell table:style-name="ce77"/>
          <table:table-cell table:number-columns-repeated="16379" table:style-name="ce71"/>
        </table:table-row>
        <table:table-row table:style-name="ro3">
          <table:table-cell table:style-name="ce71"/>
          <table:table-cell office:value-type="float" office:value="100.02" table:style-name="ce74">
            <text:p><text:s/>100,02<text:s/></text:p>
          </table:table-cell>
          <table:table-cell office:value-type="float" office:value="120" table:style-name="ce74">
            <text:p><text:s/>120,00<text:s/></text:p>
          </table:table-cell>
          <table:table-cell office:value-type="string" table:style-name="ce78">
            <text:p><text:s/>= ao % atingido</text:p>
          </table:table-cell>
          <table:table-cell table:style-name="ce77"/>
          <table:table-cell table:number-columns-repeated="16379" table:style-name="ce71"/>
        </table:table-row>
        <table:table-row table:style-name="ro3">
          <table:table-cell table:style-name="ce71"/>
          <table:table-cell office:value-type="string" table:number-columns-spanned="2" table:number-rows-spanned="1" table:style-name="ce86">
            <text:p>a partir de 120%</text:p>
          </table:table-cell>
          <table:covered-table-cell/>
          <table:table-cell office:value-type="percentage" office:value="1.2" table:style-name="ce78">
            <text:p>120%</text:p>
          </table:table-cell>
          <table:table-cell table:style-name="ce77"/>
          <table:table-cell table:number-columns-repeated="16379" table:style-name="ce71"/>
        </table:table-row>
        <table:table-row table:style-name="ro3">
          <table:table-cell table:style-name="ce71"/>
          <table:table-cell table:number-columns-repeated="3" table:style-name="ce71"/>
          <table:table-cell table:style-name="ce77"/>
          <table:table-cell table:number-columns-repeated="16379" table:style-name="ce71"/>
        </table:table-row>
        <table:table-row table:style-name="ro3">
          <table:table-cell table:number-columns-repeated="16384" table:style-name="ce71"/>
        </table:table-row>
        <table:table-row table:number-rows-repeated="1048527" table:style-name="ro4">
          <table:table-cell table:number-columns-repeated="16384"/>
        </table:table-row>
      </table:table>
      <table:table table:name="CAL_PPR_TRIMESTRAL" table:style-name="ta1">
        <table:table-column table:style-name="co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78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5" table:number-rows-spanned="1" table:style-name="ce127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28">
            <text:p>LÍDER DE OPER. LOJA - MARISA LINGERIE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number-columns-spanned="5" table:number-rows-spanned="1" table:style-name="ce129">
            <text:p>Resultado Cálculo<text:s/>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table:style-name="ce4"/>
          <table:table-cell office:value-type="string" table:style-name="ce2">
            <text:p>Mês 1<text:s/></text:p>
          </table:table-cell>
          <table:table-cell office:value-type="string" table:style-name="ce3">
            <text:p>Mês 2</text:p>
          </table:table-cell>
          <table:table-cell office:value-type="string" table:style-name="ce3">
            <text:p>Mês 3</text:p>
          </table:table-cell>
          <table:table-cell office:value-type="string" table:number-columns-spanned="2" table:number-rows-spanned="1" table:style-name="ce130">
            <text:p>Valor - Trimestre (em $)<text:s/></text:p>
          </table:table-cell>
          <table:covered-table-cell/>
          <table:table-cell table:number-columns-repeated="16378" table:style-name="ce4"/>
        </table:table-row>
        <table:table-row table:style-name="ro10">
          <table:table-cell/>
          <table:table-cell office:value-type="float" office:value="0" table:formula="of:=[MÊS_1.N12]" table:style-name="ce5">
            <text:p>0,00</text:p>
          </table:table-cell>
          <table:table-cell office:value-type="float" office:value="0" table:formula="of:=[MÊS_2.N12]" table:style-name="ce6">
            <text:p>0,00</text:p>
          </table:table-cell>
          <table:table-cell office:value-type="float" office:value="0" table:formula="of:=[MÊS_3.N12]" table:style-name="ce6">
            <text:p>0,00</text:p>
          </table:table-cell>
          <table:table-cell office:value-type="float" office:value="0" table:formula="of:=SUM([.B7:.D7])" table:number-columns-spanned="2" table:number-rows-spanned="1" table:style-name="ce123">
            <text:p>0,00</text:p>
          </table:table-cell>
          <table:covered-table-cell/>
          <table:table-cell table:number-columns-repeated="16378"/>
        </table:table-row>
        <table:table-row table:style-name="ro2">
          <table:table-cell/>
          <table:table-cell table:number-columns-repeated="5" table:style-name="ce7"/>
          <table:table-cell table:number-columns-repeated="16378"/>
        </table:table-row>
        <table:table-row table:style-name="ro2">
          <table:table-cell/>
          <table:table-cell table:number-columns-repeated="5" table:style-name="ce7"/>
          <table:table-cell table:style-name="ce1">
            <draw:custom-shape svg:x="0.05208in" svg:y="0.05208in" svg:width="1.95834in" svg:height="1.40625in" draw:z-index="1" draw:id="id24" draw:style-name="a105" draw:name="Texto explicativo em seta para a esquerda 1">
              <svg:title/>
              <svg:desc/>
              <text:p text:style-name="a98" text:class-names="" text:cond-style-name=""><text:span text:style-name="a96" text:class-names="">OBS: Só é habilitado</text:span><text:span text:style-name="a97" text:class-names=""><text:s text:c="1"/>se a Dinâmica trimestral de Vendas for igual ou superior a 100%</text:span></text:p>
              <text:p text:style-name="a100" text:class-names="" text:cond-style-name=""><text:span text:style-name="a99" text:class-names=""/></text:p>
              <text:p text:style-name="a102" text:class-names="" text:cond-style-name=""><text:span text:style-name="a101" text:class-names=""/></text:p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6 L ?f19 ?f15 ?f19 ?f16 ?f21 ?f16 ?f21 ?f2 ?f1 ?f2 ?f1 ?f3 ?f21 ?f3 ?f21 ?f17 ?f19 ?f17 ?f19 ?f18 Z N" draw:text-areas="?f21 ?f2 ?f1 ?f3" draw:glue-points="?f22 ?f2 ?f22 ?f3" draw:glue-point-leaving-directions="-360, -18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min(?f7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6 - ?f13"/>
                <draw:equation draw:name="f16" draw:formula="?f6 - ?f14"/>
                <draw:equation draw:name="f17" draw:formula="?f6 + ?f14"/>
                <draw:equation draw:name="f18" draw:formula="?f6 + ?f13"/>
                <draw:equation draw:name="f19" draw:formula="?f8 * ?f11 / 100000"/>
                <draw:equation draw:name="f20" draw:formula="?f7 * ?f12 / 100000"/>
                <draw:equation draw:name="f21" draw:formula="?f1 - ?f20"/>
                <draw:equation draw:name="f22" draw:formula="(?f21 + ?f1) / 2"/>
              </draw:enhanced-geometry>
            </draw:custom-shape>
          </table:table-cell>
          <table:table-cell table:number-columns-repeated="16377"/>
        </table:table-row>
        <table:table-row table:style-name="ro10">
          <table:table-cell/>
          <table:table-cell table:number-columns-repeated="4" table:style-name="ce8"/>
          <table:table-cell table:number-columns-repeated="16379" table:style-name="ce1"/>
        </table:table-row>
        <table:table-row table:style-name="ro11">
          <table:table-cell/>
          <table:table-cell office:value-type="string" table:number-columns-spanned="2" table:number-rows-spanned="1" table:style-name="ce131">
            <text:p>Resultado da Meta Trimestral -<text:s/><text:span text:style-name="T1">Dinâmica de Vendas</text:span></text:p>
          </table:table-cell>
          <table:covered-table-cell/>
          <table:table-cell table:style-name="ce9"/>
          <table:table-cell office:value-type="string" table:number-columns-spanned="2" table:number-rows-spanned="1" table:style-name="ce131">
            <text:p>Resultado da Meta Trimestral -<text:s/><text:span text:style-name="T1">Peças Por Ticket</text:span></text:p>
          </table:table-cell>
          <table:covered-table-cell/>
          <table:table-cell table:number-columns-repeated="16378"/>
        </table:table-row>
        <table:table-row table:style-name="ro12">
          <table:table-cell/>
          <table:table-cell office:value-type="string" table:number-columns-spanned="1" table:number-rows-spanned="2" table:style-name="ce133">
            <text:p>ATINGIMENTO TRIMESTRE</text:p>
          </table:table-cell>
          <table:table-cell office:value-type="string" table:number-columns-spanned="1" table:number-rows-spanned="2" table:style-name="ce134">
            <text:p>ADICIONAL 15%?</text:p>
          </table:table-cell>
          <table:table-cell table:style-name="ce9"/>
          <table:table-cell office:value-type="string" table:number-columns-spanned="1" table:number-rows-spanned="2" table:style-name="ce103">
            <text:p>Atingiu a meta da Dinâmica de Vendas?</text:p>
          </table:table-cell>
          <table:table-cell office:value-type="string" table:number-columns-spanned="1" table:number-rows-spanned="2" table:style-name="ce132">
            <text:p>ATING TRIMESTRE PEÇAS POR TÍCKET</text:p>
          </table:table-cell>
          <table:table-cell table:number-columns-repeated="16378"/>
        </table:table-row>
        <table:table-row table:style-name="ro13">
          <table:table-cell table:style-name="ce10"/>
          <table:covered-table-cell/>
          <table:covered-table-cell/>
          <table:table-cell table:style-name="ce9"/>
          <table:covered-table-cell/>
          <table:covered-table-cell/>
          <table:table-cell table:number-columns-repeated="16378" table:style-name="ce10"/>
        </table:table-row>
        <table:table-row table:style-name="ro14">
          <table:table-cell/>
          <table:table-cell office:value-type="percentage" office:value="0" table:style-name="ce27">
            <text:p>0,00%</text:p>
          </table:table-cell>
          <table:table-cell office:value-type="string" office:string-value="NÃO" table:formula="of:=IF([.B14]&gt;=100%;&quot;SIM&quot;;&quot;NÃO&quot;)" table:style-name="ce137">
            <text:p>NÃO</text:p>
          </table:table-cell>
          <table:table-cell table:style-name="ce9"/>
          <table:table-cell office:value-type="string" office:string-value="NÃO" table:formula="of:=IF([.C14]=&quot;SIM&quot;;&quot;SIM&quot;;&quot;NÃO&quot;)" table:style-name="ce136">
            <text:p>NÃO</text:p>
          </table:table-cell>
          <table:table-cell office:value-type="percentage" office:value="0" table:style-name="ce28">
            <text:p>0,00%</text:p>
          </table:table-cell>
          <table:table-cell table:number-columns-repeated="16378"/>
        </table:table-row>
        <table:table-row table:style-name="ro2">
          <table:table-cell table:style-name="ce1">
            <draw:custom-shape svg:x="0.05208in" svg:y="0.05208in" svg:width="1.82292in" svg:height="1.04167in" draw:z-index="2" draw:id="id25" draw:style-name="a112" draw:name="Texto explicativo em seta para cima 4">
              <svg:title/>
              <svg:desc/>
              <text:p text:style-name="a109" text:class-names="" text:cond-style-name=""><text:span text:style-name="a106" text:class-names="">Digite aqui, seu atingimento</text:span><text:span text:style-name="a107" text:class-names=""><text:s text:c="1"/></text:span><text:span text:style-name="a108" text:class-names="">Trimestral da Dinâmica de Vendas</text:span></text:p>
              <text:p text:style-name="a111" text:class-names="" text:cond-style-name=""><text:span text:style-name="a1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3" table:style-name="ce1"/>
          <table:table-cell table:style-name="ce1">
            <draw:custom-shape svg:x="1.08333in" svg:y="0.05208in" svg:width="1.91667in" svg:height="1.04167in" draw:z-index="3" draw:id="id26" draw:style-name="a119" draw:name="Texto explicativo em seta para cima 5">
              <svg:title/>
              <svg:desc/>
              <text:p text:style-name="a116" text:class-names="" text:cond-style-name=""><text:span text:style-name="a113" text:class-names="">Digite aqui, seu atingimento</text:span><text:span text:style-name="a114" text:class-names=""><text:s text:c="1"/></text:span><text:span text:style-name="a115" text:class-names="">Trimestral da Meta de Peças por Ticket</text:span></text:p>
              <text:p text:style-name="a118" text:class-names="" text:cond-style-name=""><text:span text:style-name="a1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0"/>
          <table:table-cell table:style-name="ce13"/>
          <table:table-cell table:number-columns-repeated="3" table:style-name="ce14"/>
          <table:table-cell table:number-columns-repeated="16378" table:style-name="ce10"/>
        </table:table-row>
        <table:table-row table:style-name="ro15">
          <table:table-cell table:number-columns-repeated="2"/>
          <table:table-cell table:style-name="ce1"/>
          <table:table-cell table:number-columns-repeated="2" table:style-name="ce14"/>
          <table:table-cell table:style-name="ce15"/>
          <table:table-cell table:number-columns-repeated="16378"/>
        </table:table-row>
        <table:table-row table:style-name="ro16">
          <table:table-cell table:number-columns-repeated="2"/>
          <table:table-cell office:value-type="string" table:number-columns-spanned="3" table:number-rows-spanned="1" table:style-name="ce135">
            <text:p>CÁLCULO FINAL</text:p>
          </table:table-cell>
          <table:covered-table-cell table:number-columns-repeated="2"/>
          <table:table-cell table:style-name="ce15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94">
            <text:p>Valor Calc. Trimestre (em $)</text:p>
          </table:table-cell>
          <table:covered-table-cell/>
          <table:table-cell office:value-type="float" office:value="0" table:formula="of:=[.E7]" table:style-name="ce16">
            <text:p>0,00</text:p>
          </table:table-cell>
          <table:table-cell table:style-name="ce15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94">
            <text:p>Adicional Din. Vendas</text:p>
          </table:table-cell>
          <table:covered-table-cell/>
          <table:table-cell office:value-type="float" office:value="0" table:formula="of:=IF([.C14]=&quot;SIM&quot;;[.E7]*15%;0%)" table:style-name="ce17">
            <text:p>0,00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94">
            <text:p>Adicional Peças por Ticket</text:p>
          </table:table-cell>
          <table:covered-table-cell/>
          <table:table-cell office:value-type="boolean" office:boolean-value="false" table:formula="of:=IF([.E14]=&quot;SIM&quot;;IF([.F14]&gt;=100%;[.E7]*10%;0))" table:style-name="ce17">
            <text:p>FALSO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96">
            <text:p>TOTAL A PAGAR</text:p>
          </table:table-cell>
          <table:covered-table-cell/>
          <table:table-cell office:value-type="currency" office:value="0" table:formula="of:=SUM([.E21:.E23])" table:style-name="ce26">
            <text:p><text:s/>R$ -<text:s text:c="3"/></text:p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2"/>
          <table:table-cell table:number-columns-repeated="16382" table:style-name="ce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currency-symbol>R$ 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R$ 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R$ 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6"/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00B050"/>
      <style:text-properties fo:color="#000000"/>
    </style:style>
    <style:style style:name="cf3" style:family="table-cell">
      <style:table-cell-properties fo:background-color="#00B050"/>
      <style:text-properties fo:font-weight="bold" style:font-weight-asian="bold" style:font-weight-complex="bold"/>
    </style:style>
    <style:style style:name="cf4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09T21:46:19Z</dc:date>
  </office:meta>
</office:document-meta>
</file>